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p text:style-name="Text_20_body">Navigate to your command-line interface and run the following command:</text:p>
      <text:p text:style-name="P1">$ unzip [FileName].zip</text:p>
      <text:p text:style-name="First_20_paragraph">where “[FileName]” is the name of the zip folder. If the folder is not in the usual directory, run:</text:p>
      <text:p text:style-name="P2">$ unzip filename.zip -d /path/to/directory</text:p>
      <text:p text:style-name="First_20_paragraph">where “/path/to/directory” is the respective path to that zip file.</text:p>
      <text:h text:style-name="Heading_20_2" text:outline-level="2"><text:bookmark-start text:name="mac"/>Mac<text:bookmark-end text:name="mac"/></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 that you can rename and submit.</text:p>
      <text:h text:style-name="Heading_20_2" text:outline-level="2"><text:bookmark-start text:name="linux-1"/>Linux<text:bookmark-end text:name="linux-1"/></text:h>
      <text:p text:style-name="First_20_paragraph">Navigate to your command-line interface and run the following command:</text:p>
      <text:p text:style-name="P4">$ zip -r [ZipFileName].zip [FileName]</text:p>
      <text:p text:style-name="First_20_paragraph">where “[ZipFileName]” is the name you want for the zip file, and “[FileName]” for the folder you want to zip.</text:p>
      <text:h text:style-name="Heading_20_2" text:outline-level="2"><text:bookmark-start text:name="mac-1"/>Mac<text:bookmark-end text:name="mac-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2Z</meta:creation-date>
    <dc:date>2022-02-08T01:41:02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